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2DGraphicsState.transform( AffineTransform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GraphicsState.get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GraphicsState.updateClip( Shape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2DGraphicsState.get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GraphicsState.ge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GraphicsState.updateStroke( float width , int 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va2DGraphicsState.updateFont( String name ,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2DGraphicsState.updateColor( Color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2DGraphicsState.Java2DGraphicsState( Graphics2D graphics , FontInfo fontInfo ,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2DGraphics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2DGraphicsState.getStr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GraphicsStat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GraphicsState.Java2DGraphicsState( Java2DGraphicsState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2DGraphicsState.updatePaint( Pain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2DGraphicsState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